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line-through-style="solid" style:text-underline-style="none"/>
    </style:style>
    <style:style style:name="T5" style:family="text">
      <style:text-properties style:text-line-through-style="none" style:text-underline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13_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1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9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Dr. Adolph Huebsch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3">[Note: The number "137" is written in pencil and circled in the top right corner of the page.]</text:p>
      <text:p text:style-name="P3"/>
      <text:p text:style-name="P2">On the death of/</text:p>
      <text:p text:style-name="P2">Rev Dr Adolph Huebsch/</text:p>
      <text:p text:style-name="P2">of New York/</text:p>
      <text:p text:style-name="P2"/>
      <text:p text:style-name="P3">[Page 1]</text:p>
      <text:p text:style-name="P3">On <text:span text:style-name="T2">Simchath Torah</text:span><text:span text:style-name="T3">, the last of our Fall/ holidays, I alluded in my address to a loss/ which the Jewish pulpit has untimely sustained./ <text:s/>The suddenness of the melancholy event had awakened in my heart/ deep emotions, </text:span><text:span text:style-name="T4">in my heart,</text:span><text:span text:style-name="T5"> and I, following their/ impulse, spoke. <text:s/>Few, however, were then my words,/ because neither according to the rules of our faith,/ nor according to the dictates of discretion, it is becoming/ to turn a festive day into a day of lamentations./ <text:s/>But in Justice to the memory of the man, whose decease/ created a void difficult to fill up, I promised/ that I would refer again to the sorrowful subject./ <text:s/>Brethren. <text:s/>I hold that a congregation in Israel,/ having as a spiritual guide a person who is/ able to draw multitudes to the synagogues,/ and by his oratical magnetism compel at-/-tention to his teachings, can boast of possessing/ a priceless treasure. <text:s/></text:span><text:span text:style-name="T4">Wisely</text:span><text:span text:style-name="T5"> Rightly has it been written/ that "the tongue of the wise maketh know-/-ledge acceptable" <text:s/>[Hebrew]/</text:span></text:p>
      <text:p text:style-name="P3"><text:span text:style-name="T5"/></text:p>
      <text:p text:style-name="P3"><text:span text:style-name="T5">[Page 2]</text:span></text:p>
      <text:p text:style-name="P3"><text:span text:style-name="T5">The Reverend Dr. Adolph Huebsch accomplished/ in New York, what others have rarely achieved/ </text:span><text:soft-page-break/><text:span text:style-name="T5">elsewhere. <text:s/>Upon ordinary Sabbaths the/ number of those who hung on the utterances of his lips,/ was invariably large, never weening through/ fictitious causes. <text:s/>The secret of this enviable/ popularity lay in a capacity not common/ among preachers. <text:s/>The Rabbi of the </text:span><text:span text:style-name="T6">Ahabath</text:span><text:span text:style-name="T5">/ </text:span><text:span text:style-name="T6">Chesed</text:span><text:span text:style-name="T5"> congregation reproduced in his character/ what the Talmudists relate of a Rabbi of their/ own times. <text:s/>Abbahu could command always a throng/ of listeners, because he understood how to enter-/-tain while offering instruction. <text:s/>That admirable capacity/ Dr Huebsch held within his sagacious control./ <text:s/>Possibly, he acquired the </text:span><text:span text:style-name="T4">when</text:span><text:span text:style-name="T5"> gift, when sitting/ at the feet of a preceptor, whose familiarity/ with post-biblical learning was simply mar-/-vellous. <text:s/>All scholars agree that Solomon Rapo-/-port of Prague was the prince of Rabbinical/ erudition, not less than a master of criticism/ on Hebrew literature at large. <text:s/>In him lived again/ Eleazar of Mishnic ages,--a fountain of knowledge ever copiously flowing./ <text:s/>[Hebrew]/</text:span></text:p>
      <text:p text:style-name="P3"><text:span text:style-name="T5"/></text:p>
      <text:p text:style-name="P3"><text:span text:style-name="T5">[Page 3]</text:span></text:p>
      <text:p text:style-name="P3"><text:span text:style-name="T5">Leopold Zunz of Berlin, whose ninetieth birth/day has just evoked a universal ovation in the/ republic of Jewish letters, is unsurpassingly/ great in his researches on the origin of synago-/-gue rituals. <text:s/>As the expounder of that branch/ of sacred lore--inexhuastibly rich and full of pathos--/ the famous nonogenarian is unrivalled, but the/ late Rapoport stands alone as representative/ of Talmudism, not </text:span><text:span text:style-name="T6">pilpulism</text:span><text:span text:style-name="T5">, or hair splitting/ disputations, but as the </text:span><text:span text:style-name="T4">capment</text:span><text:span text:style-name="T5"> nestor of a broad, sound/ and profound criticism. <text:s/>From such a/ teacher Dr Huebsch may have learned what en-/-abled him to diversify the subjects of his discourses/ with narratives and anecdotes abounding in moral/ lessons. <text:s/>The preacher's acquaintance with Semitic/ languages, aside from the Hebrew, lent him also/ the facility to utilize ancient sayings and adages/ among Syrians and Arabs, and he did not disdain/ borrowing from Greek and Latin classics to illustrate/ a point [Hebrew] "Accept truth from whatever source it proceeds,/ was his motto./</text:span></text:p>
      <text:p text:style-name="P3"><text:span text:style-name="T5"/></text:p>
      <text:p text:style-name="P3"><text:span text:style-name="T5">[Page 4]</text:span></text:p>
      <text:p text:style-name="P3"><text:span text:style-name="T5">His comment on certain parts of the </text:span><text:span text:style-name="T6">Peshito</text:span><text:span text:style-name="T5">,/ or the oldest Syriac translation of the Scriptures, and the/ volume which he published seven years ago, under/ the like of "Gems of the Orient" prove his familiarity/ with the writings of the East. <text:s/>But more than in/ his linguistic acquirements, his congregation prided/ itself in the eloquence of their Rabbi. <text:s/>For the/ persuasive speech struck a responsive chord, which/ reechoed amidst throngs that crowded the Synagogue./ <text:s/>By its force many a youth was impelled vo-/-luntarily to come forth and aid in improving/ the worship by chanting psalmody and hymns;/ by it many were spurred on to form a literary/ association before which the Rabbi lectured with/ success. <text:s/>Leading journals in the metropolis/ </text:span><text:span text:style-name="T4">took pleasure in</text:span><text:span text:style-name="T5"> evinced </text:span><text:span text:style-name="T4">satisfaction</text:span><text:span text:style-name="T5"> desire often to give</text:span><text:span text:style-name="T4">ing</text:span><text:span text:style-name="T5"> circulation to the Rabbi's/ oratical effusions, and religious weeklies vied with/ each other in presenting to the Jewish public/ the salient points or the substance of his addresses./ <text:s/>Some of my Philadelphia brethren may have read/ his productions, so deservedly popular, because/ varied in their character and edifying./</text:span></text:p>
      <text:p text:style-name="P3"><text:span text:style-name="T5"/></text:p>
      <text:p text:style-name="P3"><text:span text:style-name="T5">[Page 5]</text:span></text:p>
      <text:p text:style-name="P3"><text:span text:style-name="T5"><text:tab/>His last sermon descriptive of the feast of/ Tabernacles must notably have attracted attention/ by the sentiments of reverence it breathed for/ Mosaic precepts and the interpretations of Israel's/ olden Sages. <text:s/>The favored preacher did not/ imagine that while he spoke of the </text:span><text:span text:style-name="T6">Succah</text:span><text:span text:style-name="T5">, typic-/-al of the frailty and instability of this existence,/ his life was verging on its end, and ere the festi-/-val had closed, his eyes would be closed in death./ <text:s/>The announcement that Dr Adolph Huebsch/ in the meridian of his fame, in the vigour of his/ manhood, in the fulness of his intellect was/ suddenly </text:span><text:span text:style-name="T4">laid</text:span><text:span text:style-name="T5"> felled to the ground, like a sturdy oak by/ a thunder bolt, shocked the Hebrew community./ <text:s/>Israelites of all shades of opinion grieved at/ the event, which created so great a void./ <text:s/>They recognized in the departed high qualities./ <text:s/>A sympathetic nature which prompted him to/ bestow special care on the religious education of/ children, attending personally to the afternoon Sab-/-bath services in the interest of </text:span><text:span text:style-name="T4">children</text:span><text:span text:style-name="T5"> the </text:span><text:soft-page-break/><text:span text:style-name="T5">young, and/ supervising a numerously frequented Sunday school./</text:span></text:p>
      <text:p text:style-name="P3"><text:span text:style-name="T5"/></text:p>
      <text:p text:style-name="P3"><text:span text:style-name="T5">[Page 6]</text:span></text:p>
      <text:p text:style-name="P3"><text:span text:style-name="T5">Israelites had discovered in the gifted preacher/ a genial temperament which led him to respond to/ the demands made upon his time, lecturing before/ associations promotive of learning, </text:span><text:span text:style-name="T4">and</text:span><text:span text:style-name="T5"> visiting those/ who stood in need of pastoral advice </text:span><text:span text:style-name="T4">and</text:span><text:span text:style-name="T5"> and promoting domestic and social harmony./ <text:s/>Brethren. <text:s/>I repeat now in all candor what I assert-/-ed when I last spoke. <text:s/>My mind could not ap-/-prove of the course which the Rev. Dr Huebsch/ followed in his government of the Synagogue, and more/ than once I took exception at the construction he put/ on written and oral laws. <text:s/>But </text:span><text:span text:style-name="T4">being obliged,</text:span><text:span text:style-name="T5">/ in the absence of an intimate intercourse and being necessarily compelled to judge/ from current report, and inferring from the repu-/-tation enjoyed that </text:span><text:span text:style-name="T4">the</text:span><text:span text:style-name="T5"> my deceased colleague/ was not disloyal to historical Judaism, but rather/ sought to uphold it, I have deemed </text:span><text:span text:style-name="T4">it</text:span><text:span text:style-name="T5"> him/ worthy of a eulogy, and I </text:span><text:span text:style-name="T4">have</text:span><text:span text:style-name="T5"> pronounce</text:span><text:span text:style-name="T4">d</text:span><text:span text:style-name="T5"> it in/ this house of our God. <text:s/>[Hebrew]/ </text:span><text:span text:style-name="T4">The</text:span><text:span text:style-name="T5"> "Praise </text:span><text:span text:style-name="T4">is</text:span><text:span text:style-name="T5"> becometh the upright." <text:s/>Yet, I confess/ again, I might have remained altogether silent, but for recent events./</text:span></text:p>
      <text:p text:style-name="P3"><text:span text:style-name="T5"/></text:p>
      <text:p text:style-name="P3"><text:span text:style-name="T5">[Page 7]</text:span></text:p>
      <text:p text:style-name="P3"><text:span text:style-name="T5">I </text:span><text:span text:style-name="T4">specially</text:span><text:span text:style-name="T5"> particularly consider the departed deserving of com-/-mendation because of a series of articles which ap-/-peared last summer, and in which he determinedly/ opposed a destructive theory. <text:s/>It has been contended/ by some un-Jewish ministers that in the hope--vain hope--of/ preserving to our faith the offspring of mixed mar-/-riages, Rabbis ought to sanctify a matrimonial/ alliance between Hebrews and non-Israelites. <text:s/>Dr/ Huebsch controverted that suicidal doctrine with a/ cogency of reasoning which made the changelings stagger./ <text:s/>I on seeing that, on seeing how </text:span><text:span text:style-name="T4">young</text:span><text:span text:style-name="T5"> unfledged/ would be masters constantly arise--young foxes I call them/ [Hebrew]--in Bibblical[sic!] language--young foxes laying waste the/ vineyard of the Lord, I who tremble at the ap-/-proaching rain of my inherited belief, rejoiced that/ one who commanded wide popularity for his/ eloquence and erudition, exposed the hollowness/ of </text:span><text:span text:style-name="T4">f</text:span><text:span text:style-name="T5"> arguments as fallacious as they are sub-/-versive of our dearest interests. <text:s/>My fervent/ prayer now is for the spiritual future of/ the Congregation bereft of a guide in whom it/ confided. <text:s/>The honored dead kept it within scriptural bounds./</text:span></text:p>
      <text:p text:style-name="P3"><text:span text:style-name="T5"/></text:p>
      <text:p text:style-name="P3"><text:span text:style-name="T5">[Page 8]</text:span></text:p>
      <text:p text:style-name="P3"><text:span text:style-name="T5">During the eighteen years of his pastorship, his/ flock did not break through the ancient fold/ to go astray among fields, which hide virulent poi-/-son under a smiling surface. <text:s/>I never heard that/ Dr Huebsch sanctioned a departure from the Sinaic be-/-hests. <text:s/>But men who may be covetting[sic!] for a/ vacant position, lucrative and influential, in a body/ that is numerous and wealthy; men of broad ambitions/ but narrow consciences, are impregnated with doctrines/ anti-Judaic, with principles which--unless the Sa-/-viour of Israel interposes His help--will lay Mono-/-theism prostrate at the feet of Trinitarianism./ <text:s/>Witness the pertinacious attempt to transfer the/ holy day of the Decalogue to Sunday, witness the/ audacious endeavour to tear </text:span><text:span text:style-name="T4">aw</text:span><text:span text:style-name="T5"> out the last object/ of universal veneration in Biblical </text:span><text:span text:style-name="T4">ceremonialism</text:span><text:span text:style-name="T5"> ritualism/ by declaring the day of atonement abolished./ <text:s/>Thus Sabbaths and festivals carried over to the/ Church, dietary laws and marriage laws brought/ down to the level of Christendom, there will be left/</text:span></text:p>
      <text:p text:style-name="P3"><text:span text:style-name="T5"/></text:p>
      <text:p text:style-name="P3"><text:span text:style-name="T5">[Page 9]</text:span></text:p>
      <text:p text:style-name="P3"><text:span text:style-name="T5">nought but blatant sermonizers indulging in/ platitudes about the mission of Judaism which/ is no longer Judaism to cater to the depraved taste of Jews/ who are Christianized. <text:s/>May he whom God has/ early taken hence, avert misfortune by suppli-/-cations. <text:s/>May he win the Grace of heaven,/ and become upon earth an invisible angel to those/ over whom he ministered, that they may not/ exchange his teaching for the lessons of perversion./ <text:s/>May the servant of our faith now clothed/ in immortality, contemplate from </text:span><text:span text:style-name="T4">above</text:span><text:span text:style-name="T5"> the regions of bliss the/ real progress of Israel in this country of their </text:span><text:soft-page-break/><text:span text:style-name="T5">dwelling,/ and feel beatifically elevated. <text:s/>And may/ in all who mourn because of his departure/ from among the living be fulfilled the prophet/-ic promise given unto Zion. <text:s/>"Radiant joy/ they shall have instead of sackcloth and ashes,/ sweet aroma instead of grief, a robe of honor/ instead of dejection. <text:s/>They shall be strong in/ righteousness, they shall be as a plant of/ the Lord, by whose growth He will be </text:span><text:span text:style-name="T4">Sanct-</text:span><text:span text:style-name="T5"> glorified/ </text:span><text:span text:style-name="T4">-fied</text:span><text:span text:style-name="T5">."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3T12:33:54.26</meta:creation-date>
    <meta:document-statistic meta:table-count="0" meta:image-count="0" meta:object-count="0" meta:page-count="5" meta:paragraph-count="83" meta:word-count="1744" meta:character-count="11171"/>
    <dc:date>2012-11-13T14:32:13.95</dc:date>
    <meta:editing-duration>PT6M17S</meta:editing-duration>
    <meta:editing-cycles>1</meta:editing-cycles>
    <meta:generator>OpenOffice.org/3.4.1$Win32 OpenOffice.org_project/341m1$Build-9593</meta:generator>
  </office:meta>
</office:document-meta>
</file>